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 officeooo:rsid="00192509" officeooo:paragraph-rsid="00192509"/>
    </style:style>
    <style:style style:name="P2" style:family="paragraph" style:parent-style-name="Text_20_body">
      <style:paragraph-properties fo:margin-left="0cm" fo:margin-right="0cm" fo:margin-top="0cm" fo:margin-bottom="0.397cm" style:contextual-spacing="false" style:line-height-at-least="0.582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Georgia" fo:font-size="12pt" fo:letter-spacing="normal" fo:font-style="normal" fo:font-weight="normal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Georgia" fo:font-size="12pt" fo:letter-spacing="normal" fo:language="ru" fo:country="RU" fo:font-style="normal" fo:font-weight="normal" officeooo:rsid="00192509" officeooo:paragraph-rsid="00192509"/>
    </style:style>
    <style:style style:name="P4" style:family="paragraph" style:parent-style-name="Text_20_body" style:list-style-name="L1">
      <style:paragraph-properties fo:margin-top="0cm" fo:margin-bottom="0.397cm" style:contextual-spacing="false" style:line-height-at-least="0.582cm" fo:text-align="justify" style:justify-single-word="false" fo:orphans="2" fo:widows="2" fo:padding="0cm" fo:border="none"/>
    </style:style>
    <style:style style:name="T1" style:family="text">
      <style:text-properties officeooo:rsid="0019d61e"/>
    </style:style>
    <style:style style:name="T2" style:family="text">
      <style:text-properties officeooo:rsid="001a9b0d"/>
    </style:style>
    <style:style style:name="T3" style:family="text">
      <style:text-properties fo:font-variant="normal" fo:text-transform="none" fo:color="#000000" loext:opacity="100%" style:font-name="Georgia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p text:style-name="P1"/>
      <text:p text:style-name="P3">Мы живем в мире информационных технологий и инноваций. В мире, который каждый день делает шаг вперед. Шаг, который трудно заметить. Но маленький шаг для человека является огромным шагом для человечества...</text:p>
      <text:p text:style-name="P2">На сегодняшний день нет такого предприятия (завода, промышленной компании, фабрики, магазина и т.п.), которое может бесперебойно функционировать без складского помещения и наличия автоматизированных систем складского учета товара.</text:p>
      <text:p text:style-name="P2">Внедрение на предприятие новых технологий обработки и хранения информации приводит к повышению производительности труда. Это объясняется тем, что применение ЭВМ и специализированных программ для осуществления складского учета позволяет:</text:p>
      <text:list xml:id="list685797395" text:style-name="L1">
        <text:list-item>
          <text:p text:style-name="P4"><text:span text:style-name="T3">Улучшить процесс принятия решений;</text:span></text:p>
        </text:list-item>
        <text:list-item>
          <text:p text:style-name="P4"><text:span text:style-name="T3">Уменьшить время на обработку информации;</text:span></text:p>
        </text:list-item>
        <text:list-item>
          <text:p text:style-name="P4"><text:span text:style-name="T3">Увеличить используемый объем информации;</text:span></text:p>
        </text:list-item>
        <text:list-item>
          <text:p text:style-name="P4"><text:span text:style-name="T3">Устранить трудоемкие и долговременные операции;</text:span></text:p>
        </text:list-item>
      </text:list>
      <text:p text:style-name="P2">Обеспечить надежность и защищенность информации.</text:p>
      <text:p text:style-name="P3">Предприятие - это кольцо работников разных специализаций. Для слаженной и комфортной работы предприятия затрачиваются материальные средства на применение ЭВМ и развития новых форм и методов работы и реализации товаров и услуг. При нарушении слаженности работников, а также при увеличении нагрузки целостность кольца нарушается, что приводит к снижению производства на предприятии.</text:p>
      <text:p text:style-name="P2">Применение автоматизированных средств складского учета (далее - АССУ) позволяют снизить нагрузку на персонал, повышая эффективность труда и распределяя его нагрузку в целом. Автоматизация учета на предприятии позволяет увеличить объем вопросов, охватываемых руководителем, либо расширить область его ответственности, а также снимает ряд проблем, связанных с наличием географически удаленных друг от друга подразделений.</text:p>
      <text:p text:style-name="P2">Для хранения и защиты информации используются системы управления базами данных (далее - СУБД). Современные СУБД отвечает по вопросам безопасности и надежности хранения информации.</text:p>
      <text:p text:style-name="P2">СУБД является многопользовательской системой и специализируется на управлении массивом данных одним или несколькими пользователями одновременно.</text:p>
      <text:p text:style-name="P2">Таким образом, эффективная складская работа ведет к успешной работе предприятия.</text:p>
      <text:p text:style-name="P2"><text:soft-page-break/>Актуальность курсовой работы выражается в том, что складские операции имеют большое значение для деятельности всего предприятия. Поэтому очень важно правильно и рационально организовывать складской учет.</text:p>
      <text:p text:style-name="P2">Целью курсовой работы является изучение проблемы компьютеризации на производстве и применение новых компьютерных технологий и программ. Решить транспортную задачу, сведя на минимум затраты фирмы на транспортировку.</text:p>
      <text:p text:style-name="P2">Следовательно, из данной цели вытекают следующие задачи:</text:p>
      <text:p text:style-name="P2">1.рассмотреть сущность склада и его основные виды;</text:p>
      <text:p text:style-name="P2">.определить основные функции складов;</text:p>
      <text:p text:style-name="P2">.изучить основные характеристики складских операций;</text:p>
      <text:p text:style-name="P2">.выявить значение грузовой единицы в логистике;</text:p>
      <text:p text:style-name="P2">.раскрыть основные аспекты складирования и хранения;</text:p>
      <text:p text:style-name="P2">.рассмотреть систему складирования как основу рентабельности работы склада;</text:p>
      <text:p text:style-name="P2">.провести анализ программных продуктов, которые используются для автоматизации на складах;</text:p>
      <text:p text:style-name="P2">.исследовать сущность транспортной задачи, её историю, виды и способы решения.</text:p>
      <text:p text:style-name="P2">Объектом исследования работы является фирма "Х" (комбинат школьного питания), которая производит продукцию для школьных столовых (готовые завтраки и обеды в индивидуальной упаковке).</text:p>
      <text:p text:style-name="P2">https://studentlib.com/chitat/kursovaya_rabota_teoriya-6236-avtomatizaciya_skladskogo_ucheta.html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5:27:53.285000000</meta:creation-date>
    <dc:date>2022-04-25T18:12:50.420000000</dc:date>
    <meta:editing-duration>PT1H14M6S</meta:editing-duration>
    <meta:editing-cycles>1</meta:editing-cycles>
    <meta:document-statistic meta:table-count="0" meta:image-count="0" meta:object-count="0" meta:page-count="2" meta:paragraph-count="27" meta:word-count="399" meta:character-count="3331" meta:non-whitespace-character-count="2963"/>
    <meta:generator>LibreOffice/7.2.2.2$Windows_X86_64 LibreOffice_project/02b2acce88a210515b4a5bb2e46cbfb63fe97d56</meta:generator>
  </office:meta>
</office:document-meta>
</file>